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, 'Courier New'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ff" style:font-name="Courier New1" fo:font-size="12pt" style:font-size-asian="12pt" style:font-size-complex="12pt"/>
    </style:style>
    <style:style style:name="P2" style:family="paragraph" style:parent-style-name="Standard">
      <style:paragraph-properties style:text-autospace="none"/>
      <style:text-properties fo:color="#0000ff" style:text-line-through-style="none" style:font-name="Courier New1" fo:font-size="12pt" style:text-underline-style="none" style:font-name-asian="Courier New" style:font-size-asian="12pt" style:font-name-complex="Courier New" style:font-size-complex="12pt"/>
    </style:style>
    <style:style style:name="P3" style:family="paragraph" style:parent-style-name="Standard">
      <style:paragraph-properties style:text-autospace="none"/>
      <style:text-properties fo:color="#0000ff" style:text-line-through-style="none" style:font-name="Courier New1" fo:font-size="12pt" fo:font-style="italic" style:text-underline-style="none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4" style:family="paragraph" style:parent-style-name="Standard">
      <style:paragraph-properties style:text-autospace="none"/>
      <style:text-properties fo:color="#0000ff" style:text-line-through-style="none" style:font-name="Courier New1" fo:font-size="12pt" fo:font-style="italic" style:text-underline-style="none" style:font-name-asian="Courier New" style:font-size-asian="12pt" style:font-style-asian="italic" style:font-name-complex="Courier New" style:font-size-complex="12pt" style:font-style-complex="italic"/>
    </style:style>
    <style:style style:name="P5" style:family="paragraph" style:parent-style-name="Standard">
      <style:paragraph-properties style:text-autospace="none"/>
      <style:text-properties fo:color="#0000ff" style:text-line-through-style="none" style:font-name="Courier New1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" style:family="paragraph" style:parent-style-name="Standard">
      <style:paragraph-properties style:text-autospace="none"/>
      <style:text-properties fo:color="#0000ff" style:text-line-through-style="none" style:font-name="Courier New1" fo:font-size="12pt" fo:font-style="normal" style:text-underline-style="none" style:font-name-asian="Courier New" style:font-size-asian="12pt" style:font-style-asian="normal" style:font-name-complex="Courier New" style:font-size-complex="12pt" style:font-style-complex="normal"/>
    </style:style>
    <style:style style:name="P7" style:family="paragraph" style:parent-style-name="Standard">
      <style:paragraph-properties style:text-autospace="none"/>
      <style:text-properties fo:color="#0000ff" style:text-line-through-style="none" style:font-name="Courier New1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fo:color="#0000ff" style:text-line-through-style="none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" style:family="paragraph" style:parent-style-name="Standard">
      <style:paragraph-properties style:text-autospace="none"/>
      <style:text-properties fo:color="#00ff00" style:text-line-through-style="none" style:font-name="Courier New1" fo:font-size="12pt" fo:font-style="italic" style:text-underline-style="none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10" style:family="paragraph" style:parent-style-name="Standard">
      <style:paragraph-properties style:text-autospace="none"/>
      <style:text-properties fo:color="#00ff00" style:text-line-through-style="none" style:font-name="Courier New1" fo:font-size="12pt" fo:font-style="italic" style:text-underline-style="none" style:font-name-asian="Courier New" style:font-size-asian="12pt" style:font-style-asian="italic" style:font-name-complex="Courier New" style:font-size-complex="12pt" style:font-style-complex="italic"/>
    </style:style>
    <style:style style:name="P11" style:family="paragraph" style:parent-style-name="Standard">
      <style:paragraph-properties style:text-autospace="none"/>
      <style:text-properties fo:color="#00ff00" style:text-line-through-style="none" style:font-name="Courier New1" fo:font-size="12pt" style:text-underline-style="none" style:font-name-asian="Courier New" style:font-size-asian="12pt" style:font-name-complex="Courier New" style:font-size-complex="12pt"/>
    </style:style>
    <style:style style:name="P12" style:family="paragraph" style:parent-style-name="Standard">
      <style:paragraph-properties style:text-autospace="none"/>
      <style:text-properties fo:color="#00ff00" style:text-line-through-style="none" style:font-name="Courier New1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fo:color="#00ff00" style:text-line-through-style="none" style:font-name="Courier New" fo:font-size="10pt" fo:font-style="normal" style:text-underline-style="none" style:font-name-asian="Courier New" style:font-size-asian="10pt" style:font-style-asian="normal" style:font-name-complex="Courier New" style:font-size-complex="10pt" style:font-style-complex="normal"/>
    </style:style>
    <style:style style:name="P14" style:family="paragraph" style:parent-style-name="Standard">
      <style:paragraph-properties style:text-autospace="none"/>
      <style:text-properties fo:color="#00ff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style:text-autospace="none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style:text-autospace="none"/>
      <style:text-properties fo:color="#000000" style:text-line-through-style="none" style:font-name="Courier New" fo:font-size="10pt" fo:font-style="normal" style:text-underline-style="none" style:font-name-asian="Courier New" style:font-size-asian="10pt" style:font-style-asian="normal" style:font-name-complex="Courier New" style:font-size-complex="10pt" style:font-style-complex="normal"/>
    </style:style>
    <style:style style:name="P17" style:family="paragraph" style:parent-style-name="Standard">
      <style:paragraph-properties style:text-autospace="none"/>
      <style:text-properties fo:color="#000000" style:text-line-through-style="none" style:font-name="Courier New" fo:font-size="10pt" style:text-underline-style="none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fo:color="#ff0000" style:text-line-through-style="none" style:font-name="Courier New1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" style:family="paragraph" style:parent-style-name="Standard">
      <style:paragraph-properties style:text-autospace="none"/>
      <style:text-properties fo:color="#ffff00" style:text-line-through-style="none" style:font-name="Courier New1" fo:font-size="12pt" fo:font-style="italic" style:text-underline-style="none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20" style:family="paragraph" style:parent-style-name="Standard">
      <style:paragraph-properties style:text-autospace="none"/>
      <style:text-properties fo:color="#ffff00" style:text-line-through-style="none" style:font-name="Courier New1" fo:font-size="12pt" fo:font-style="italic" style:text-underline-style="none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1" style:family="paragraph" style:parent-style-name="Standard">
      <style:paragraph-properties style:text-autospace="none"/>
      <style:text-properties fo:color="#0000ff" style:text-line-through-style="none" style:font-name="Courier New1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" style:family="text">
      <style:text-properties style:text-line-through-style="none" fo:font-style="italic" style:text-underline-style="none" style:font-name-asian="Courier New" style:font-style-asian="italic" style:font-name-complex="Courier New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00ff00"/>
    </style:style>
    <style:style style:name="T4" style:family="text">
      <style:text-properties fo:color="#00ff00" style:text-line-through-style="none" fo:font-style="italic" style:text-underline-style="none" style:font-name-asian="Courier New" style:font-style-asian="italic" style:font-name-complex="Courier New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outline="false" fo:font-size="10.5pt" fo:text-shadow="none" style:font-name-asian="Courier New1" style:font-size-asian="10.5pt" style:font-name-complex="Courier New1" style:font-size-complex="10.5pt" style:text-emphasize="none" style:text-overline-style="none" style:text-overline-color="font-color"/>
    </style:style>
    <style:style style:name="T8" style:family="text">
      <style:text-properties style:text-outline="false" fo:text-shadow="none" style:font-name-asian="Courier New1" style:font-name-complex="Courier New1" style:text-emphasize="none" style:text-overline-style="none" style:text-overline-color="font-color"/>
    </style:style>
    <style:style style:name="T9" style:family="text">
      <style:text-properties fo:color="#ff0000" style:text-outline="false" fo:font-size="10.5pt" fo:text-shadow="none" style:font-name-asian="Courier New1" style:font-size-asian="10.5pt" style:font-name-complex="Courier New1" style:font-size-complex="10.5pt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Research question -1:</text:span> </text:p>
      <text:p text:style-name="P18"/>
      <text:p text:style-name="P18">Is there a relationship between the economical status of the household and the number of functioning cycles owned in Germany?</text:p>
      <text:p text:style-name="P3"/>
      <text:p text:style-name="P9">#Setting the working directorie </text:p>
      <text:p text:style-name="P9"/>
      <text:p text:style-name="P7">setwd("D:\\Lectures\\1st Semester\\Applied statistics (Transport)\\Data\\Rdata files")</text:p>
      <text:p text:style-name="P7"/>
      <text:p text:style-name="P3"><text:span text:style-name="T3">#reading household data</text:span> </text:p>
      <text:p text:style-name="P15"/>
      <text:p text:style-name="P5">load("H2008.Rdata") </text:p>
      <text:p text:style-name="P5">attach(h2008) </text:p>
      <text:p text:style-name="P9">#Creating variables for further use </text:p>
      <text:p text:style-name="P15"/>
      <text:p text:style-name="P5">incomeLevelOne=0; incomeLevelTwo=0; incomeLevelThree=0; incomeLevelFour=0; incomeLevelFive=0; incomeLevelSix=0; incomeLevelSeven=0; incomeLevelEight=0; incomeLevelNine=0; incomeLevelTen=0; incomeLevelEleven=0; incomeLevelTwelve=0; incomeLevelThirteen=0; incomeLevelFourteen=0; incomeLevelFifteen=0 </text:p>
      <text:p text:style-name="P15"/>
      <text:p text:style-name="P3"><text:span text:style-name="T3">#Dividing data of cycle ownage by each income level</text:span> </text:p>
      <text:p text:style-name="P3"/>
      <text:p text:style-name="P5">numOfEntryLines&lt;-dim(h2008)[1] </text:p>
      <text:p text:style-name="P5">lineNum=0 </text:p>
      <text:p text:style-name="P5">for (lineNum in 1:numOfEntryLines) { if (hheink[lineNum]=="&lt;500") {incomeLevelOne[lineNum]=h04_1[lineNum]} </text:p>
      <text:p text:style-name="P5"/>
      <text:p text:style-name="P5">if (hheink[lineNum]=="&lt;900") {incomeLevelTwo[lineNum]=h04_1[lineNum]} </text:p>
      <text:p text:style-name="P5"/>
      <text:p text:style-name="P5">if (hheink[lineNum]=="&lt;1500") {incomeLevelThree[lineNum]=h04_1[lineNum]}</text:p>
      <text:p text:style-name="P5"><text:s/></text:p>
      <text:p text:style-name="P5">if (hheink[lineNum]=="&lt;2000") {incomeLevelFour[lineNum]=h04_1[lineNum]}</text:p>
      <text:p text:style-name="P5"><text:s/></text:p>
      <text:p text:style-name="P5">if (hheink[lineNum]=="&lt;2600") {incomeLevelFive[lineNum]=h04_1[lineNum]}</text:p>
      <text:p text:style-name="P5"><text:s/></text:p>
      <text:p text:style-name="P5">if (hheink[lineNum]=="&lt;3000") {incomeLevelSix[lineNum]=h04_1[lineNum]} </text:p>
      <text:p text:style-name="P5"/>
      <text:p text:style-name="P5">if (hheink[lineNum]=="&lt;3600") {incomeLevelSeven[lineNum]=h04_1[lineNum]} </text:p>
      <text:p text:style-name="P5"/>
      <text:p text:style-name="P5">if (hheink[lineNum]=="&lt;4000") {incomeLevelEight[lineNum]=h04_1[lineNum]} </text:p>
      <text:p text:style-name="P5"/>
      <text:p text:style-name="P5">if (hheink[lineNum]=="&lt;4600") {incomeLevelNine[lineNum]=h04_1[lineNum]}</text:p>
      <text:p text:style-name="P5"><text:s/></text:p>
      <text:p text:style-name="P5">if (hheink[lineNum]=="&lt;5000") <text:soft-page-break/>{incomeLevelTen[lineNum]=h04_1[lineNum]} </text:p>
      <text:p text:style-name="P5"/>
      <text:p text:style-name="P5">if (hheink[lineNum]=="&lt;5600") {incomeLevelEleven[lineNum]=h04_1[lineNum]} </text:p>
      <text:p text:style-name="P5"/>
      <text:p text:style-name="P5">if (hheink[lineNum]=="&lt;6000") {incomeLevelTwelve[lineNum]=h04_1[lineNum]} </text:p>
      <text:p text:style-name="P5"/>
      <text:p text:style-name="P5">if (hheink[lineNum]=="&lt;6600") {incomeLevelThirteen[lineNum]=h04_1[lineNum]} </text:p>
      <text:p text:style-name="P5"/>
      <text:p text:style-name="P5">if (hheink[lineNum]=="&lt;7000") {incomeLevelFourteen[lineNum]=h04_1[lineNum]}</text:p>
      <text:p text:style-name="P5"><text:s/></text:p>
      <text:p text:style-name="P5">if (hheink[lineNum]=="&gt;7000") {incomeLevelFifteen[lineNum]=h04_1[lineNum]} </text:p>
      <text:p text:style-name="P5">} </text:p>
      <text:p text:style-name="P15"/>
      <text:p text:style-name="P15"/>
      <text:p text:style-name="P9">#Replacing data which we do not need with the NA </text:p>
      <text:p text:style-name="P15"/>
      <text:p text:style-name="P5">incomeLevelOne&lt;-replace(incomeLevelOne,incomeLevelOne=="98"|incomeLevelOne=="99"|incomeLevelOne=="97",NA) </text:p>
      <text:p text:style-name="P5">incomeLevelTwo&lt;-replace(incomeLevelTwo,incomeLevelTwo=="98"|incomeLevelTwo=="99"|incomeLevelTwo=="97",NA) </text:p>
      <text:p text:style-name="P5">incomeLevelThree&lt;-replace(incomeLevelThree,incomeLevelThree=="98"|incomeLevelThree=="99"|incomeLevelThree=="97",NA) </text:p>
      <text:p text:style-name="P5">incomeLevelFour&lt;-replace(incomeLevelFour,incomeLevelFour=="98"|incomeLevelFour=="99"|incomeLevelFour=="97",NA) </text:p>
      <text:p text:style-name="P5">incomeLevelFive&lt;-replace(incomeLevelFive,incomeLevelFive=="98"|incomeLevelFive=="99"|incomeLevelFive=="97",NA) </text:p>
      <text:p text:style-name="P5">incomeLevelSix&lt;-replace(incomeLevelSix,incomeLevelSix=="98"|incomeLevelSix=="99"|incomeLevelSix=="97",NA) </text:p>
      <text:p text:style-name="P5">incomeLevelSeven&lt;-replace(incomeLevelSeven,incomeLevelSeven=="98"|incomeLevelSeven=="99"|incomeLevelSeven=="97",NA) </text:p>
      <text:p text:style-name="P5">incomeLevelEight&lt;-replace(incomeLevelEight,incomeLevelEight=="98"|incomeLevelEight=="99"|incomeLevelEight=="97",NA) </text:p>
      <text:p text:style-name="P5">incomeLevelNine&lt;-replace(incomeLevelNine,incomeLevelNine=="98"|incomeLevelNine=="99"|incomeLevelNine=="97",NA) </text:p>
      <text:p text:style-name="P5">incomeLevelTen&lt;-replace(incomeLevelTen,incomeLevelTen=="98"|incomeLevelTen=="99"|incomeLevelTen=="97",NA) </text:p>
      <text:p text:style-name="P5">incomeLevelEleven&lt;-replace(incomeLevelEleven,incomeLevelEleven=="98"|incomeLevelEleven=="99"|incomeLevelEleven=="97",NA) </text:p>
      <text:p text:style-name="P5">incomeLevelTwelve&lt;-replace(incomeLevelTwelve,incomeLevelTwelve=="98"|incomeLevelTwelve=="99"|incomeLevelTwelve=="97",NA) </text:p>
      <text:p text:style-name="P5">incomeLevelThirteen&lt;-replace(incomeLevelThirteen,incomeLevelThirteen=="98"|incomeLevelThirteen=="99"|incomeLevelThirteen=="97",NA) </text:p>
      <text:p text:style-name="P5">incomeLevelFourteen&lt;-replace(incomeLevelFourteen,incomeLevelFourteen=="98"|incomeLevelFourteen=="99"|incomeLevelFourteen=="97",NA) </text:p>
      <text:p text:style-name="P5">incomeLevelFifteen&lt;-<text:soft-page-break/>replace(incomeLevelFifteen,incomeLevelFifteen=="98"|incomeLevelFifteen=="99"|incomeLevelFifteen=="97",NA) </text:p>
      <text:p text:style-name="P15"/>
      <text:p text:style-name="P14"/>
      <text:p text:style-name="P9">#Ploting the graphs for the results </text:p>
      <text:p text:style-name="P3"/>
      <text:p text:style-name="P3">barplot(table(<text:span text:style-name="T5">incomeLevelOne</text:span>), main="<text:span text:style-name="T5">No of cycles with income group less than five hundred euro</text:span>", xlab="Number of cycles", ylab="Number of Households", border="green",density=c(10)) </text:p>
      <text:p text:style-name="P3"/>
      <text:p text:style-name="P2">barplot(table(income<text:span text:style-name="T6">LevelTwo</text:span>), main="No of <text:span text:style-name="T6">cycles</text:span> with income group less than nine hundred euro", xlab="Number of <text:span text:style-name="T2">cycle</text:span>", ylab="Number of Households", <text:span text:style-name="T2">border="yellow",density=c(15)) </text:span></text:p>
      <text:p text:style-name="P2"/>
      <text:p text:style-name="P11">#names.arg=c("ZERO","ONE","TWO","three"), border="blue", #density=c(10,20,30,40)) </text:p>
      <text:p text:style-name="P2"/>
      <text:p text:style-name="P2">barplot(table(income<text:span text:style-name="T6">LevelThree</text:span>), main="No of cycle with income group less than fifteen hundred euro", xlab="Number of cycle", ylab="Number of Households", border="yellow",<text:span text:style-name="T2">density=c(20)) </text:span></text:p>
      <text:p text:style-name="P2"/>
      <text:p text:style-name="P2">barplot(table(income<text:span text:style-name="T6">LevelFour</text:span>), main="No of cycle with income group less than two thousand euro", xlab="Number of cycle", ylab="Number of Households", border="blue",<text:span text:style-name="T2">density=c(20)) </text:span></text:p>
      <text:p text:style-name="P2"/>
      <text:p text:style-name="P2">barplot(table(income<text:span text:style-name="T6">LevelFive</text:span>), main="No of cycle with income group less than two thousand six hundred euro", xlab="Number of cycle", ylab="Number of Households", border="blue",<text:span text:style-name="T2">density=c(20)) </text:span></text:p>
      <text:p text:style-name="P3"/>
      <text:p text:style-name="P2"/>
      <text:p text:style-name="P2">barplot(table(income<text:span text:style-name="T6">LevelSix</text:span>), main="No of cycle with income group less than three thousand euro", xlab="Number of cycle", ylab="Number of Households", border="blue",<text:span text:style-name="T2">density=c(20)) </text:span></text:p>
      <text:p text:style-name="P2"/>
      <text:p text:style-name="P2">barplot(table(income<text:span text:style-name="T6">LevelSeven</text:span>), main="No of cycle with income group less than three thousand six hundred euro", xlab="Number of cycle", ylab="Number of Households", border="blue",<text:span text:style-name="T2">density=c(20)) </text:span></text:p>
      <text:p text:style-name="P3"/>
      <text:p text:style-name="P2">barplot(table(income<text:span text:style-name="T6">LevelEight</text:span>), main="No of cycle with income group less than four thousand euro", xlab="Number of cycle", ylab="Number of Households", border="blue",<text:span text:style-name="T2">density=c(20)) </text:span></text:p>
      <text:p text:style-name="P2"/>
      <text:p text:style-name="P2">barplot(table(income<text:span text:style-name="T6">LevelNine</text:span>), main="No of cycle with income group less than four thousand six hundred euro", xlab="Number of cycle", ylab="Number of Households", border="blue", <text:span text:style-name="T2">density=c(20)) </text:span></text:p>
      <text:p text:style-name="P2"/>
      <text:p text:style-name="P2">barplot(table(income<text:span text:style-name="T6">LevelTen</text:span>), main="No of cycle with income group less than five thousand euro", xlab="Number of cycle", ylab="Number of Households", border="blue",<text:span text:style-name="T2">density=c(20)) </text:span></text:p>
      <text:p text:style-name="P2"/>
      <text:p text:style-name="P2">barplot(table(income<text:span text:style-name="T6">LevelEleven</text:span>), main="No of cycle with income group less than five thousand six hundred euro", xlab="Number of cycle", ylab="Number of Households", border="blue",<text:span text:style-name="T2">density=c(20)) </text:span></text:p>
      <text:p text:style-name="P2"><text:soft-page-break/></text:p>
      <text:p text:style-name="P2">barplot(table(income<text:span text:style-name="T6">LevelTwelve</text:span>), main="No of cycle with income group less than six thousand euro", xlab="Number of cycle", ylab="Number of Households", border="blue",<text:span text:style-name="T2">density=c(20)) </text:span></text:p>
      <text:p text:style-name="P2"/>
      <text:p text:style-name="P2">barplot(table(incomeLevelThirteen), main="No of cycle with income group less than six thousand six hundred euro", xlab="Number of cycle", ylab="Number of Households", border="blue"<text:span text:style-name="T2">,density=c(20)) </text:span></text:p>
      <text:p text:style-name="P2"/>
      <text:p text:style-name="P2">barplot(table(income<text:span text:style-name="T6">LevelFourteen</text:span>), main="No of cycle with income group less than seven thousand euro", xlab="Number of cycle", ylab="Number of Households", border="blue"<text:span text:style-name="T2">,density=c(30)) </text:span></text:p>
      <text:p text:style-name="P2"/>
      <text:p text:style-name="P2">barplot(table(income<text:span text:style-name="T6">LevelFifteen</text:span>), main="No of cycle with income group more than seven thousand euro", xlab="Number of cycle", ylab="Number of Households", border="blue"<text:span text:style-name="T2">,density=c(</text:span><text:span text:style-name="T6">30</text:span><text:span text:style-name="T2">)) </text:span></text:p>
      <text:p text:style-name="P2"/>
      <text:p text:style-name="P17"/>
      <text:p text:style-name="P1"><text:span text:style-name="T4">#The levels “Nein”, “Weiß nicht”, “k.A.” replaced by missing values for No of Cycles</text:span><text:span text:style-name="T1"> </text:span></text:p>
      <text:p text:style-name="P16"/>
      <text:p text:style-name="P6">h2008$h04_1&lt;-replace(h2008$h04_1,h2008$h04_1=="98"|h2008$h04_1=="99" |h2008$h04_1== "97",NA) </text:p>
      <text:p text:style-name="P6"/>
      <text:p text:style-name="P10">#The levels “Nein”, “Weiß nicht”, “k.A.” replaced by missing values for household income incomelevel </text:p>
      <text:p text:style-name="P16"/>
      <text:p text:style-name="P6">h2008$hheink&lt;-replace(h2008$hheink,h2008$hheink=="WeißNicht"| h2008$hheink=="k.A."|h2008$hheink=="Verweigert",NA) </text:p>
      <text:p text:style-name="P6"/>
      <text:p text:style-name="P10">#Conversion of the income level in to numeric data to plot </text:p>
      <text:p text:style-name="P16"/>
      <text:p text:style-name="P6">mainplot = c(h2008$hheink) </text:p>
      <text:p text:style-name="P6">fdata = factor(mainplot) </text:p>
      <text:p text:style-name="P6">rdata=factor(fdata,labels=c("500","900","1500","2000","2600","3000","3600","4000", "4600", "5000","5600","6000","6600","7000","7500"))</text:p>
      <text:p text:style-name="P6"/>
      <text:p text:style-name="P6"><text:s/></text:p>
      <text:p text:style-name="P10">#Plotting of the main graph "Cycle ownership according to different income levels of household income" </text:p>
      <text:p text:style-name="P16"/>
      <text:p text:style-name="P6">mainplot2 &lt;- table(h2008$h04_1,rdata ) </text:p>
      <text:p text:style-name="P6">barplot(mainplot2, main="Cycle ownership according to different income levels of household income",xlab="Household Income level", ylab="Number of Households", col=rainbow(20)) </text:p>
      <text:p text:style-name="P6"/>
      <text:p text:style-name="P6"/>
      <text:p text:style-name="P6">legend("topright", c("0 cycle","1 cycle","2 cycle","3 cycle","4 cycle","5 cycle","6 cycle","7 cycle","8 cycle","9 cycle","10 cycle","11 cycle","12 cycle","13 cycle","14 cycle","15 cycle","16 cycle","17 cycle","18 cycle","19 cycle", "20 cycle"), cex= 1.0, bty="n",fill=rainbow(20)); </text:p>
      <text:p text:style-name="P13"/>
      <text:p text:style-name="P4"><text:soft-page-break/><text:span text:style-name="T3">#T-test from various Income Levels compared to the whole Sample</text:span> </text:p>
      <text:p text:style-name="P16"/>
      <text:p text:style-name="P16"/>
      <text:p text:style-name="P6">t.test(incomeLevelOne,incomeLevelTwo,"two.sided") </text:p>
      <text:p text:style-name="P6">t.test(incomeLevelTen,incomeLevelEleven,"two.sided") </text:p>
      <text:p text:style-name="P6">t.test(incomeLevelTwo,incomeLevelEight,"two.sided") </text:p>
      <text:p text:style-name="P6">t.test(incomeLevelFive,incomeLevelSeven,"two.sided") </text:p>
      <text:p text:style-name="P6">t.test(incomeLevelTwelve,incomeLevelThirteen,"two.sided") </text:p>
      <text:p text:style-name="P3"/>
      <text:p text:style-name="P19"/>
      <text:p text:style-name="P20">-----------------------------------------------------------------</text:p>
      <text:p text:style-name="P20">-----------------------------------------------------------------</text:p>
      <text:p text:style-name="P20"/>
      <text:p text:style-name="P18"/>
      <text:p text:style-name="P18">Is there a relationship between the economical status of the household and average CO2 emission?</text:p>
      <text:p text:style-name="P12"/>
      <text:p text:style-name="P12"># <text:span text:style-name="T7">co2tag_h (</text:span><text:span text:style-name="T9">CO2-Emissions of the household on the reporting day [kg]</text:span><text:span text:style-name="T7">)</text:span></text:p>
      <text:p text:style-name="P5"/>
      <text:p text:style-name="P5">setwd("D:\\Lectures\\1st Semester\\Applied statistics (Transport)\\Data\\Rdata files")</text:p>
      <text:p text:style-name="P9">#reading household data </text:p>
      <text:p text:style-name="P8"/>
      <text:p text:style-name="P5">load("H2008.Rdata") </text:p>
      <text:p text:style-name="P5">attach(h2008) </text:p>
      <text:p text:style-name="P5"/>
      <text:p text:style-name="P9">#Creating variables for further use </text:p>
      <text:p text:style-name="P8"/>
      <text:p text:style-name="P5">income1=0; income2=0; income3=0; income4=0; income5=0; income6=0; income7=0; income8=0; income9=0; income10=0; income11=0; income12=0; income13=0; income14=0; income15=0 </text:p>
      <text:p text:style-name="P5"/>
      <text:p text:style-name="P5">r&lt;-dim(h2008)[1] </text:p>
      <text:p text:style-name="P5">i=0 </text:p>
      <text:p text:style-name="P5">for (i in 1:r) { if (hheink[i]=="&lt;500") {income1[i]=<text:span text:style-name="T8">co2tag_h</text:span>[i]} </text:p>
      <text:p text:style-name="P5">if (hheink[i]=="&lt;900") {income2[i]=<text:span text:style-name="T8">co2tag_h</text:span>[i]} </text:p>
      <text:p text:style-name="P5">if (hheink[i]=="&lt;1500") {income3[i]=<text:span text:style-name="T8">co2tag_h</text:span>[i]} </text:p>
      <text:p text:style-name="P5">if (hheink[i]=="&lt;2000") {income4[i]=<text:span text:style-name="T8">co2tag_h</text:span>[i]} </text:p>
      <text:p text:style-name="P5">if (hheink[i]=="&lt;2600") {income5[i]=<text:span text:style-name="T8">co2tag_h</text:span>[i]} </text:p>
      <text:p text:style-name="P5">if (hheink[i]=="&lt;3000") {income6[i]=<text:span text:style-name="T8">co2tag_h</text:span>[i]} </text:p>
      <text:p text:style-name="P5">if (hheink[i]=="&lt;3600") {income7[i]=<text:span text:style-name="T8">co2tag_h</text:span>[i]} </text:p>
      <text:p text:style-name="P5">if (hheink[i]=="&lt;4000") {income8[i]=<text:span text:style-name="T8">co2tag_h</text:span>[i]} </text:p>
      <text:p text:style-name="P5">if (hheink[i]=="&lt;4600") {income9[i]=<text:span text:style-name="T8">co2tag_h</text:span>[i]} </text:p>
      <text:p text:style-name="P5">if (hheink[i]=="&lt;5000") {income10[i]=<text:span text:style-name="T8">co2tag_h</text:span>[i]} </text:p>
      <text:p text:style-name="P5">if (hheink[i]=="&lt;5600") {income11[i]=<text:span text:style-name="T8">co2tag_h</text:span>[i]} </text:p>
      <text:p text:style-name="P5">if (hheink[i]=="&lt;6000") {income12[i]=<text:span text:style-name="T8">co2tag_h</text:span>[i]} </text:p>
      <text:p text:style-name="P5">if (hheink[i]=="&lt;6600") {income13[i]=<text:span text:style-name="T8">co2tag_h</text:span>[i]} </text:p>
      <text:p text:style-name="P5">if (hheink[i]=="&lt;7000") {income14[i]=<text:span text:style-name="T8">co2tag_h</text:span>[i]} </text:p>
      <text:p text:style-name="P5">if (hheink[i]=="&gt;7000") {income15[i]=<text:span text:style-name="T8">co2tag_h</text:span>[i]} </text:p>
      <text:p text:style-name="P5">} </text:p>
      <text:p text:style-name="P5"/>
      <text:p text:style-name="P5">h2008$hheink&lt;-replace(h2008$hheink,h2008$hheink=="WeißNicht"| h2008$hheink=="k.A."|h2008$hheink=="Verweigert",NA)</text:p>
      <text:p text:style-name="P5"><text:soft-page-break/></text:p>
      <text:p text:style-name="P5">h2008$<text:span text:style-name="T8">co2tag_h</text:span>&lt;-replace(h2008$<text:span text:style-name="T8">co2tag_h</text:span>,h2008$<text:span text:style-name="T8">co2tag_h</text:span>=="995",NA) </text:p>
      <text:p text:style-name="P5"/>
      <text:p text:style-name="P5">income1&lt;-replace(income1,income1=="995",NA) </text:p>
      <text:p text:style-name="P5">income2&lt;-replace(income2,income2=="995",NA) </text:p>
      <text:p text:style-name="P5">income3&lt;-replace(income3,income3=="995",NA) </text:p>
      <text:p text:style-name="P5">income4&lt;-replace(income4,income4=="995",NA) </text:p>
      <text:p text:style-name="P5">income5&lt;-replace(income5,income5=="995",NA)</text:p>
      <text:p text:style-name="P5">income6&lt;-replace(income6,income6=="995",NA)</text:p>
      <text:p text:style-name="P5">income7&lt;-replace(income7,income7=="995",NA)</text:p>
      <text:p text:style-name="P5">income8&lt;-replace(income8,income8=="995",NA)</text:p>
      <text:p text:style-name="P5">income9&lt;-replace(income9,income9=="995",NA)</text:p>
      <text:p text:style-name="P5">income10&lt;-replace(income10,income10=="995",NA)</text:p>
      <text:p text:style-name="P5">income11&lt;-replace(income11,income11=="995",NA)</text:p>
      <text:p text:style-name="P5">income12&lt;-replace(income12,income12=="995",NA)</text:p>
      <text:p text:style-name="P5">income13&lt;-replace(income13,income13=="995",NA)</text:p>
      <text:p text:style-name="P5">income14&lt;-replace(income14,income14=="995",NA)</text:p>
      <text:p text:style-name="P5">income15&lt;-replace(income15,income15=="995",N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, 'Courier New'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Arial Unicode MS" style:font-size-asian="10pt" style:font-name-complex="Courier New1" style:font-size-complex="10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1M4S</meta:editing-duration>
    <meta:editing-cycles>193</meta:editing-cycles>
    <meta:generator>OpenOffice.org/3.4$Win32 OpenOffice.org_project/340m1$Build-9590</meta:generator>
    <dc:date>2012-11-04T07:44:52.79</dc:date>
    <meta:document-statistic meta:table-count="0" meta:image-count="0" meta:object-count="0" meta:page-count="6" meta:paragraph-count="130" meta:word-count="709" meta:character-count="10419"/>
    <meta:user-defined meta:name="Info 1"/>
    <meta:user-defined meta:name="Info 2"/>
    <meta:user-defined meta:name="Info 3"/>
    <meta:user-defined meta:name="Info 4"/>
  </office:meta>
</office:document-meta>
</file>